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 office:value-type="string">
            <text:p>Ah... but the Priest's away right now, so
you'll have to wa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